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4.971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6.193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2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35cm solid #000000" fo:background-color="#99ff33" fo:border-left="0.088cm solid #000000" fo:border-right="0.088cm solid #000000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ackground-color="#99ff33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ackground-color="#99ff33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fo:border="0.088cm solid #000000"/>
      <style:text-properties style:use-window-font-color="true" fo:font-weight="bold" style:font-weight-asian="bold" style:font-weight-complex="normal"/>
    </style:style>
    <style:style style:name="ce5" style:family="table-cell" style:parent-style-name="Default">
      <style:table-cell-properties fo:wrap-option="wrap" fo:border="0.035cm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size="24pt" style:font-size-asian="24pt" style:font-size-complex="24pt"/>
    </style:style>
    <style:style style:name="ce8" style:family="table-cell" style:parent-style-name="Default">
      <style:table-cell-properties fo:border-bottom="0.035cm solid #000000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0.035cm solid #000000" fo:border-left="0.088cm solid #000000" fo:border-right="0.088cm solid #000000" fo:border-top="0.035cm solid #000000"/>
    </style:style>
    <style:style style:name="ce10" style:family="table-cell" style:parent-style-name="Default" style:data-style-name="N36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start" fo:margin-left="0cm"/>
    </style:style>
    <style:style style:name="ce11" style:family="table-cell" style:parent-style-name="Default">
      <style:table-cell-properties fo:border-bottom="0.088cm solid #000000" fo:background-color="#99ccff" fo:border-left="0.088cm solid #000000" fo:border-right="none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fo:wrap-option="wrap" fo:border-left="none" fo:border-right="0.088cm solid #000000" fo:border-top="0.088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66" fo:wrap-option="wrap" fo:border="0.035cm solid #0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default-cell-style-name="Default"/>
        <table:table-row table:style-name="ro2" table:number-rows-repeated="3">
          <table:table-cell/>
          <table:table-cell table:style-name="Default" table:number-columns-repeated="11"/>
          <table:table-cell/>
        </table:table-row>
        <table:table-row table:style-name="ro3">
          <table:table-cell/>
          <table:table-cell table:style-name="Default"/>
          <table:table-cell table:style-name="ce7" office:value-type="string" table:number-columns-spanned="11" table:number-rows-spanned="1">
            <text:p>Przykładowy scenariusz okna logowania sklepu internetowego</text:p>
          </table:table-cell>
          <table:covered-table-cell table:number-columns-repeated="9" table:style-name="Default"/>
          <table:covered-table-cell/>
        </table:table-row>
        <table:table-row table:style-name="ro2" table:number-rows-repeated="4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1" office:value-type="string">
            <text:p>Test scenario ID</text:p>
          </table:table-cell>
          <table:table-cell table:style-name="ce8" office:value-type="string">
            <text:p>S_001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2" office:value-type="string">
            <text:p>Test element</text:p>
          </table:table-cell>
          <table:table-cell table:style-name="ce9" office:value-type="string">
            <text:p>https://allegro.pl/</text:p>
          </table:table-cell>
          <table:table-cell table:style-name="Default"/>
          <table:table-cell table:style-name="ce11" office:value-type="string">
            <text:p>System</text:p>
          </table:table-cell>
          <table:table-cell table:style-name="ce12" office:value-type="string">
            <text:p>Windows 10.0 64bit (17134)</text:p>
          </table:table-cell>
          <table:table-cell table:style-name="Default" table:number-columns-repeated="6"/>
          <table:table-cell/>
        </table:table-row>
        <table:table-row table:style-name="ro4">
          <table:table-cell/>
          <table:table-cell table:style-name="ce2" office:value-type="string">
            <text:p>Test module</text:p>
          </table:table-cell>
          <table:table-cell table:style-name="ce9" office:value-type="string">
            <text:p>Login page</text:p>
          </table:table-cell>
          <table:table-cell table:style-name="Default"/>
          <table:table-cell table:style-name="ce11" office:value-type="string">
            <text:p>Browser</text:p>
          </table:table-cell>
          <table:table-cell table:style-name="ce13" office:value-type="string">
            <text:p>Google Chrome 67.0.3396.79 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2" office:value-type="string">
            <text:p>Test description</text:p>
          </table:table-cell>
          <table:table-cell table:style-name="ce9" office:value-type="string">
            <text:p>Verify the login funcionality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2" office:value-type="string">
            <text:p>Tester</text:p>
          </table:table-cell>
          <table:table-cell table:style-name="ce9" office:value-type="string">
            <text:p>Michał Szarejko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3" office:value-type="string">
            <text:p>Date</text:p>
          </table:table-cell>
          <table:table-cell table:style-name="ce10" office:value-type="date" office:date-value="2018-05-10">
            <text:p>10.05.2018</text:p>
          </table:table-cell>
          <table:table-cell table:style-name="Default" table:number-columns-repeated="9"/>
          <table:table-cell/>
        </table:table-row>
        <table:table-row table:style-name="ro2" table:number-rows-repeated="2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4" office:value-type="string">
            <text:p>ID</text:p>
          </table:table-cell>
          <table:table-cell table:style-name="ce4" office:value-type="string">
            <text:p>Test scenario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Pre-Conditions</text:p>
          </table:table-cell>
          <table:table-cell table:style-name="ce4" office:value-type="string">
            <text:p>Data test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(if any)</text:p>
          </table:table-cell>
          <table:table-cell/>
        </table:table-row>
        <table:table-row table:style-name="ro5">
          <table:table-cell/>
          <table:table-cell table:style-name="ce5" office:value-type="string">
            <text:p>TC_001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with valid username and password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<text:s/>Login: <text:a xlink:href="mailto:zvcgkjih@clrmail.com">zvcgkjih@clrmail.com</text:a>, Password: Password123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has succesfully logged in</text:p>
          </table:table-cell>
          <table:table-cell table:style-name="ce5" office:value-type="string">
            <text:p>User has succesfully logged in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2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with valid username and invalid password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<text:s/>Login: <text:a xlink:href="mailto:zvcgkjih@clrmail.com">zvcgkjih@clrmail.com</text:a>, Password: RandomP1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Login, e-mail lub hasło są nieprawidłow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3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with invalid username and valid password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<text:s/>Login: <text:a xlink:href="mailto:simplelogin@gmail.com">simplelogin@gmail.com</text:a>, Password: Password123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Login, e-mail lub hasło są nieprawidłow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4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with invalid username and invalid password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Login: <text:a xlink:href="mailto:invalidlogin@gmail.com">invalidlogin@gmail.com</text:a> Password invalidpassword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Login, e-mail lub hasło są nieprawidłow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6">
          <table:table-cell/>
          <table:table-cell table:style-name="ce5" office:value-type="string">
            <text:p>TC_005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without filling the fields username and password</text:p>
          </table:table-cell>
          <table:table-cell table:style-name="ce5" office:value-type="string">
            <text:p>High</text:p>
          </table:table-cell>
          <table:table-cell table:style-name="ce5"/>
          <table:table-cell table:style-name="ce5" office:value-type="string">
            <text:p>Login: <text:s text:c="27"/>Password: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Podaj login lub email”, „Podaj haslo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6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pasting the username and password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<text:s/>Login: <text:a xlink:href="mailto:zvcgkjih@clrmail.com">zvcgkjih@clrmail.com</text:a>, Password: Password123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Paste your email adress into „login lub e-mail” field 6. Paste your password into „hasło” field. 7.Press „Zaloguj sie” button</text:p>
          </table:table-cell>
          <table:table-cell table:style-name="ce5" office:value-type="string">
            <text:p>User has succesfully logged in</text:p>
          </table:table-cell>
          <table:table-cell table:style-name="ce5" office:value-type="string">
            <text:p>User has succesfully logged in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7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log in module case sensitive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office:value-type="string">
            <text:p><text:s/>Login: <text:a xlink:href="mailto:zvcgkjih@clrmail.com">zvcgkjih@clrmail.com</text:a>, Password: password123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Login, e-mail lub hasło są nieprawidłow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8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user is able to log in using „null” value as username and password</text:p>
          </table:table-cell>
          <table:table-cell table:style-name="ce5" office:value-type="string">
            <text:p>High</text:p>
          </table:table-cell>
          <table:table-cell table:style-name="ce5"/>
          <table:table-cell table:style-name="ce5" office:value-type="string">
            <text:p><text:s/>Login: null, Password: null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email adress into „login lub e-mail” field 6. Enter your password into „hasło” field. 7.Press „Zaloguj sie” button</text:p>
          </table:table-cell>
          <table:table-cell table:style-name="ce5" office:value-type="string">
            <text:p>User should not be able to log in. Error message should appear</text:p>
          </table:table-cell>
          <table:table-cell table:style-name="ce5" office:value-type="string">
            <text:p>Error „Login, e-mail lub hasło są nieprawidłow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09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the „eye-button” in the password field displays the password</text:p>
          </table:table-cell>
          <table:table-cell table:style-name="ce5" office:value-type="string">
            <text:p>Medium</text:p>
          </table:table-cell>
          <table:table-cell table:style-name="ce5"/>
          <table:table-cell table:style-name="ce5" office:value-type="string">
            <text:p>Password: Password123</text:p>
          </table:table-cell>
          <table:table-cell table:style-name="ce5" office:value-type="string">
            <text:p>`1. Open a browser 2.Enter the website: https://www.allegro.pl 3. Press the field named „Moje allegro” 4. Select the button named „Zaloguj” 5. Enter your password into „hasło” field. 6.Press „Eye button” in the Password field</text:p>
          </table:table-cell>
          <table:table-cell table:style-name="ce5" office:value-type="string">
            <text:p>Hidden password under the astralisks should now be visible</text:p>
          </table:table-cell>
          <table:table-cell table:style-name="ce5" office:value-type="string">
            <text:p>Password is visible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10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the „Nie pamiętam hasła” button is redirecting properly</text:p>
          </table:table-cell>
          <table:table-cell table:style-name="ce5" office:value-type="string">
            <text:p>High</text:p>
          </table:table-cell>
          <table:table-cell table:style-name="ce5" table:number-columns-repeated="2"/>
          <table:table-cell table:style-name="ce5" office:value-type="string">
            <text:p>`1. Open a browser 2.Enter the website: https://www.allegro.pl 3. Press the field named „Moje allegro” 4. Select the button named „Zaloguj” 5. Press the button „Nie pamiętam hasła”</text:p>
          </table:table-cell>
          <table:table-cell table:style-name="ce5" office:value-type="string">
            <text:p>User should be redirected to the „Nie pamiętam hasła” page</text:p>
          </table:table-cell>
          <table:table-cell table:style-name="ce5" office:value-type="string">
            <text:p>User is redirected to the „Nie pamietam hasła” page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11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the „Nie pamiętam hasła” button is working properly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/>
          <table:table-cell table:style-name="ce5" office:value-type="string">
            <text:p>`1. Open a browser 2.Enter the website: https://www.allegro.pl 3. Press the field named „Moje allegro” 4. Select the button named „Zaloguj” 5. Press the button „Nie pamiętam hasła” 6. Enter your email into „login lub e-mail field. 7. Confirm the CAPTCHA that you are human.</text:p>
          </table:table-cell>
          <table:table-cell table:style-name="ce5" office:value-type="string">
            <text:p>User should receive an email with the instructions how to get new password</text:p>
          </table:table-cell>
          <table:table-cell table:style-name="ce5" office:value-type="string">
            <text:p>User received an email with the instructions to get new passwor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12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the „Zarejestruj się” button is redirecting properly</text:p>
          </table:table-cell>
          <table:table-cell table:style-name="ce5" office:value-type="string">
            <text:p>High</text:p>
          </table:table-cell>
          <table:table-cell table:style-name="ce5" table:number-columns-repeated="2"/>
          <table:table-cell table:style-name="ce5" office:value-type="string">
            <text:p>`1. Open a browser 2.Enter the website: https://www.allegro.pl 3. Press the field named „Moje allegro” 4. Select the button named „Zaloguj” 5.Press the button „Zarejestruj się”</text:p>
          </table:table-cell>
          <table:table-cell table:style-name="ce5" office:value-type="string">
            <text:p>User should be redirected to the „Zarejestruj się” page</text:p>
          </table:table-cell>
          <table:table-cell table:style-name="ce5" office:value-type="string">
            <text:p>User is redirected to the „Zarejestruj się page”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13</text:p>
          </table:table-cell>
          <table:table-cell table:style-name="ce5" office:value-type="string">
            <text:p>S_001</text:p>
          </table:table-cell>
          <table:table-cell table:style-name="ce5" office:value-type="string">
            <text:p>Check if the TAB button is working correctly</text:p>
          </table:table-cell>
          <table:table-cell table:style-name="ce5" office:value-type="string">
            <text:p>Low</text:p>
          </table:table-cell>
          <table:table-cell table:style-name="ce5" table:number-columns-repeated="2"/>
          <table:table-cell table:style-name="ce5" office:value-type="string">
            <text:p>`1. Open a browser 2.Enter the website: https://www.allegro.pl 3. Press the field named „Moje allegro” 4. Select the button named „Zaloguj” 5. Set your mouse cursor into the „login” field and press TAB.</text:p>
          </table:table-cell>
          <table:table-cell table:style-name="ce5" office:value-type="string">
            <text:p>User should be redirected to the password field</text:p>
          </table:table-cell>
          <table:table-cell table:style-name="ce5" office:value-type="string">
            <text:p>User is rediirected to the password fiel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 table:number-rows-repeated="54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.06.2018</text:date>, <text:time>19:05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arejko</meta:initial-creator>
    <meta:creation-date>2018-06-10T12:41:29.34</meta:creation-date>
    <dc:date>2018-06-25T19:05:03.37</dc:date>
    <dc:creator>Michał Szarejko</dc:creator>
    <meta:editing-duration>PT1H57M55S</meta:editing-duration>
    <meta:editing-cycles>6</meta:editing-cycles>
    <meta:generator>OpenOffice/4.1.5$Win32 OpenOffice.org_project/415m1$Build-9789</meta:generator>
    <meta:document-statistic meta:table-count="3" meta:cell-count="148" meta:object-count="0"/>
  </office:meta>
</office:document-meta>
</file>